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1cm" draw:marker-end-width="0.321cm" draw:fill-color="#ffffff" draw:opacity="0%" draw:textarea-horizontal-align="justify" draw:textarea-vertical-align="middle" draw:auto-grow-height="false" fo:min-height="19.34cm" fo:min-width="25.44cm" fo:padding-top="0.165cm" fo:padding-bottom="0.165cm" fo:padding-left="0.29cm" fo:padding-right="0.29cm" drawooo:fontwork-style="rotate" drawooo:fontwork-adjust="left" drawooo:fontwork-distance="-1.5cm" drawooo:fontwork-start="19.9cm" drawooo:fontwork-shadow-offset-x="0cm" drawooo:fontwork-shadow-offset-y="0cm"/>
      <style:paragraph-properties style:writing-mode="lr-tb"/>
    </style:style>
    <style:style style:name="gr2" style:family="graphic" style:parent-style-name="standard">
      <style:graphic-properties svg:stroke-width="0.081cm" svg:stroke-color="#000000" draw:marker-start-width="0.321cm" draw:marker-end-width="0.321cm" draw:fill-color="#ffffff" draw:opacity="0%" draw:textarea-horizontal-align="justify" draw:textarea-vertical-align="middle" draw:auto-grow-height="false" fo:min-height="6.062cm" fo:min-width="7.228cm" fo:padding-top="0.165cm" fo:padding-bottom="0.165cm" fo:padding-left="0.29cm" fo:padding-right="0.29cm" draw:shadow="hidden" drawooo:fontwork-style="rotate" drawooo:fontwork-adjust="right" drawooo:fontwork-distance="0.2cm" drawooo:fontwork-start="9.5cm" drawooo:fontwork-shadow-offset-x="0cm" drawooo:fontwork-shadow-offset-y="0cm"/>
      <style:paragraph-properties style:writing-mode="lr-tb"/>
    </style:style>
    <style:style style:name="gr3" style:family="graphic" style:parent-style-name="standard">
      <style:graphic-properties svg:stroke-width="0.081cm" svg:stroke-color="#000000" draw:marker-start-width="0.321cm" draw:marker-end-width="0.321cm" draw:fill-color="#ffffff" draw:opacity="0%" draw:textarea-horizontal-align="justify" draw:textarea-vertical-align="middle" draw:auto-grow-height="false" fo:min-height="6.062cm" fo:min-width="7.228cm" fo:padding-top="0.165cm" fo:padding-bottom="0.165cm" fo:padding-left="0.29cm" fo:padding-right="0.29cm" draw:shadow="hidden" drawooo:fontwork-style="rotate" drawooo:fontwork-adjust="right" drawooo:fontwork-distance="0.5cm" drawooo:fontwork-start="7cm" drawooo:fontwork-shadow-offset-x="0cm" drawooo:fontwork-shadow-offset-y="0cm"/>
      <style:paragraph-properties style:writing-mode="lr-tb"/>
    </style:style>
    <style:style style:name="gr4" style:family="graphic" style:parent-style-name="standard">
      <style:graphic-properties svg:stroke-color="#000000" draw:fill-color="#000000" draw:textarea-horizontal-align="justify" draw:textarea-vertical-align="middle" draw:auto-grow-height="false" fo:min-height="0.034cm" fo:min-width="0cm" fo:wrap-option="wrap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73cm" fo:min-width="4.887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 draw:opacity="0%"/>
      <style:paragraph-properties fo:text-align="center" style:writing-mode="lr-tb"/>
      <style:text-properties style:font-name="Times New Roman" fo:font-size="48pt" style:font-size-asian="48pt" style:font-size-complex="48pt"/>
    </style:style>
    <style:style style:name="P3" style:family="paragraph">
      <loext:graphic-properties draw:fill-color="#000000"/>
      <style:paragraph-properties fo:text-align="center" style:writing-mode="lr-tb"/>
    </style:style>
    <style:style style:name="P4" style:family="paragraph">
      <loext:graphic-properties draw:fill="none" draw:fill-color="#ffffff"/>
      <style:paragraph-properties fo:text-align="center" style:writing-mode="lr-tb"/>
      <style:text-properties style:font-name="Times New Roman" fo:font-size="38pt" style:font-size-asian="38pt" style:font-size-complex="38pt"/>
    </style:style>
    <style:style style:name="T1" style:family="text">
      <style:text-properties style:font-name="Times New Roman" fo:font-size="48pt" style:font-size-asian="48pt" style:font-size-complex="48pt"/>
    </style:style>
    <style:style style:name="T2" style:family="text">
      <style:text-properties style:font-name="Times New Roman" fo:font-size="38pt" style:font-size-asian="38pt" style:font-size-complex="3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2" draw:layer="layout" svg:width="25.939cm" svg:height="19.589cm" svg:x="1cm" svg:y="1cm" svg:viewBox="0 0 25940 19590" svg:d="M0 19590c0-6530 0-13060 0-19590 8647 0 17293 0 25940 0 0 6530 0 13060 0 19590-8647 0-17293 0-25940 0z">
          <text:p text:style-name="P1"><text:span text:style-name="T1">The Universe</text:span></text:p>
        </draw:path>
        <draw:path draw:style-name="gr2" draw:text-style-name="P2" draw:layer="layout" svg:width="15.999cm" svg:height="11.999cm" svg:x="10cm" svg:y="6cm" svg:viewBox="0 0 16000 12000" svg:d="M16000 6000c0 1052-371 2087-1072 3001-701 912-1712 1668-2928 2195-1216 528-2596 804-4001 804-1403 0-2783-276-3999-804-1216-527-2227-1283-2928-2195-701-914-1072-1949-1072-3001s371-2087 1072-2999c701-914 1712-1670 2928-2197 1216-528 2596-804 3999-804 1405 0 2785 276 4001 804 1216 527 2227 1283 2928 2195 701 914 1072 1949 1072 3001z">
          <text:p text:style-name="P1"><text:span text:style-name="T1">Cats</text:span></text:p>
        </draw:path>
        <draw:path draw:style-name="gr3" draw:text-style-name="P2" draw:layer="layout" svg:width="15.999cm" svg:height="11.964cm" svg:x="2cm" svg:y="6.035cm" svg:viewBox="0 0 16000 11965" svg:d="M16000 5983c0 1049-371 2080-1072 2992-701 909-1712 1663-2928 2188-1216 527-2596 802-4001 802-1403 0-2783-275-3999-802-1216-525-2227-1279-2928-2188-701-912-1072-1943-1072-2992 0-1050 371-2081 1072-2991 701-911 1712-1665 2928-2190 1216-527 2596-802 3999-802 1405 0 2785 275 4001 802 1216 525 2227 1279 2928 2188 701 912 1072 1943 1072 2993z">
          <text:p text:style-name="P1"><text:span text:style-name="T1">Grey Things</text:span></text:p>
        </draw:path>
        <draw:custom-shape draw:style-name="gr4" draw:text-style-name="P3" draw:layer="layout" svg:width="0.4cm" svg:height="0.4cm" svg:x="13.8cm" svg:y="10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draw:layer="layout" svg:width="5.387cm" svg:height="3.223cm" svg:x="11.35cm" svg:y="10.9cm">
          <draw:text-box>
            <text:p text:style-name="P1"><text:span text:style-name="T2">The</text:span></text:p>
            <text:p text:style-name="P1"><text:span text:style-name="T2">Grey Cat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5-30T13:51:41.924000000</meta:creation-date>
    <dc:date>2022-07-18T20:27:18.483015951</dc:date>
    <meta:editing-duration>PT24M24S</meta:editing-duration>
    <meta:editing-cycles>8</meta:editing-cycles>
    <meta:generator>LibreOffice/7.3.4.2$Linux_X86_64 LibreOffice_project/30$Build-2</meta:generator>
    <meta:document-statistic meta:object-count="5"/>
  </office:meta>
</office:document-meta>
</file>